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360000013139338518.svm" manifest:media-type=""/>
  <manifest:file-entry manifest:full-path="Pictures/200000010000044B0000012DE2267D9F.svm" manifest:media-type=""/>
  <manifest:file-entry manifest:full-path="Pictures/20000001000004600000015B58D72767.svm" manifest:media-type=""/>
  <manifest:file-entry manifest:full-path="Pictures/20000001000001420000012DD37C37A7.svm" manifest:media-type=""/>
  <manifest:file-entry manifest:full-path="Pictures/200000010000014F00000124CDD19E6C.svm" manifest:media-type=""/>
  <manifest:file-entry manifest:full-path="Pictures/20000001000001460000015B25198CC8.svm" manifest:media-type=""/>
  <manifest:file-entry manifest:full-path="Pictures/2000000100000B230000015B12F01F43.svm" manifest:media-type=""/>
  <manifest:file-entry manifest:full-path="Pictures/2000000100000129000000D4A57FA253.svm" manifest:media-type=""/>
  <manifest:file-entry manifest:full-path="Pictures/20000002000000A70000017F1A24335C.eps" manifest:media-type=""/>
  <manifest:file-entry manifest:full-path="Pictures/20000001000000FE000000FA28DF3A34.svm" manifest:media-type=""/>
  <manifest:file-entry manifest:full-path="Pictures/2000000200000240000001B0049E7F88.eps" manifest:media-type=""/>
  <manifest:file-entry manifest:full-path="Pictures/20000001000003EE0000010742BB72B4.svm" manifest:media-type=""/>
  <manifest:file-entry manifest:full-path="Pictures/20000001000000FA000000D8AB97C17A.svm" manifest:media-type=""/>
  <manifest:file-entry manifest:full-path="Pictures/20000001000004600000015B9FD1FD4F.svm" manifest:media-type=""/>
  <manifest:file-entry manifest:full-path="Pictures/" manifest:media-type="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+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I=V_I+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I=V_I+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051cm" draw:marker-end="Arrow" draw:marker-end-width="0.051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TexMathsArgs="8§display§V_I+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8§display§V_I-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size-complex="10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4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4cm" svg:height="5.363cm" svg:x="5.581cm" svg:y="0.398cm">
          <draw:image xlink:href="Pictures/20000002000000A70000017F1A24335C.eps" xlink:type="simple" xlink:show="embed" xlink:actuate="onLoad">
            <text:p/>
          </draw:image>
        </draw:frame>
        <draw:frame draw:style-name="gr2" draw:text-style-name="P3" draw:layer="layout" svg:width="0.862cm" svg:height="0.802cm" svg:x="7.602cm" svg:y="2.436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078cm" svg:height="0.802cm" svg:x="7.511cm" svg:y="2.971cm">
          <draw:text-box>
            <text:p text:style-name="P2"><text:span text:style-name="T1">(</text:span><text:span text:style-name="T3">ب</text:span><text:span text:style-name="T1">)</text:span></text:p>
          </draw:text-box>
        </draw:frame>
        <draw:frame draw:style-name="gr3" draw:layer="layout" svg:width="1.999cm" svg:height="0.999cm" svg:x="3.462cm" svg:y="2.6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999cm" svg:height="0.999cm" svg:x="3.462cm" svg:y="2.64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6.526cm" svg:y1="3.971cm" svg:x2="7.184cm" svg:y2="3.971cm">
          <text:p/>
        </draw:line>
        <draw:line draw:style-name="gr4" draw:text-style-name="P1" draw:layer="layout" svg:x1="6.496cm" svg:y1="1.399cm" svg:x2="7.154cm" svg:y2="1.399cm">
          <text:p/>
        </draw:line>
        <draw:frame draw:style-name="gr2" draw:text-style-name="P4" xml:id="id3" draw:id="id3" draw:layer="layout" svg:width="1.344cm" svg:height="0.696cm" svg:x="2.011cm" svg:y="0.291cm">
          <draw:text-box>
            <text:p><text:span text:style-name="T4">یک سمتی</text:span></text:p>
          </draw:text-box>
        </draw:frame>
        <draw:frame draw:style-name="gr2" draw:text-style-name="P4" xml:id="id1" draw:id="id1" draw:layer="layout" svg:width="1.641cm" svg:height="0.696cm" svg:x="0.419cm" svg:y="0.342cm">
          <draw:text-box>
            <text:p><text:span text:style-name="T4">کل برقی دباؤ</text:span></text:p>
          </draw:text-box>
        </draw:frame>
        <draw:connector draw:style-name="gr4" draw:text-style-name="P1" draw:layer="layout" draw:type="curve" svg:x1="1.239cm" svg:y1="1.038cm" svg:x2="1.738cm" svg:y2="1.463cm" draw:start-shape="id1" draw:start-glue-point="2" draw:end-shape="id2" draw:end-glue-point="4" svg:d="m1239 1038c0 259 499 47 499 425">
          <text:p/>
        </draw:connector>
        <draw:connector draw:style-name="gr4" draw:text-style-name="P1" draw:layer="layout" draw:type="curve" draw:line-skew="-0.237cm" svg:x1="2.683cm" svg:y1="0.987cm" svg:x2="2.715cm" svg:y2="1.359cm" draw:start-shape="id3" draw:start-glue-point="2" svg:d="m2683 987c0 394 32 209 32 372">
          <text:p/>
        </draw:connector>
        <draw:connector draw:style-name="gr4" draw:text-style-name="P1" draw:layer="layout" draw:type="curve" svg:x1="3.843cm" svg:y1="1.037cm" svg:x2="3.596cm" svg:y2="1.408cm" draw:start-shape="id4" draw:start-glue-point="2" draw:end-shape="id2" draw:end-glue-point="5" svg:d="m3843 1037c0 261-247 76-247 371">
          <text:p/>
        </draw:connector>
        <draw:frame draw:style-name="gr3" draw:layer="layout" svg:width="1.999cm" svg:height="0.999cm" svg:x="3.462cm" svg:y="2.6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4" xml:id="id4" draw:id="id4" draw:layer="layout" svg:width="0.921cm" svg:height="0.696cm" svg:x="3.383cm" svg:y="0.341cm">
          <draw:text-box>
            <text:p><text:span text:style-name="T4">بدلتا</text:span></text:p>
          </draw:text-box>
        </draw:frame>
        <draw:frame draw:style-name="gr1" draw:text-style-name="P1" draw:layer="layout" svg:width="4.098cm" svg:height="3.221cm" svg:x="0.582cm" svg:y="2.769cm">
          <draw:image xlink:href="Pictures/2000000200000240000001B0049E7F88.eps" xlink:type="simple" xlink:show="embed" xlink:actuate="onLoad">
            <text:p/>
          </draw:image>
        </draw:frame>
        <draw:line draw:style-name="gr5" draw:text-style-name="P1" draw:layer="layout" svg:x1="1.404cm" svg:y1="3.795cm" svg:x2="1.404cm" svg:y2="5.649cm">
          <text:p/>
        </draw:line>
        <draw:line draw:style-name="gr5" draw:text-style-name="P1" draw:layer="layout" svg:x1="2.667cm" svg:y1="3.395cm" svg:x2="2.667cm" svg:y2="5.64cm">
          <text:p/>
        </draw:line>
        <draw:line draw:style-name="gr5" draw:text-style-name="P1" draw:layer="layout" svg:x1="3.292cm" svg:y1="4.157cm" svg:x2="3.292cm" svg:y2="5.649cm">
          <text:p/>
        </draw:line>
        <draw:line draw:style-name="gr4" draw:text-style-name="P1" draw:layer="layout" svg:x1="3.912cm" svg:y1="4.001cm" svg:x2="3.912cm" svg:y2="3.773cm">
          <text:p/>
        </draw:line>
        <draw:line draw:style-name="gr4" draw:text-style-name="P1" draw:layer="layout" svg:x1="3.911cm" svg:y1="3.16cm" svg:x2="3.911cm" svg:y2="3.388cm">
          <text:p/>
        </draw:line>
        <draw:frame draw:style-name="gr6" draw:text-style-name="P1" draw:layer="layout" svg:width="0.304cm" svg:height="0.299cm" svg:x="7.959cm" svg:y="1.55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7.931cm" svg:y="4.269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1.206cm" svg:height="0.314cm" svg:x="6.226cm" svg:y="0.926cm">
          <draw:image xlink:href="Pictures/20000001000003EE0000010742BB72B4.svm" xlink:type="simple" xlink:show="embed" xlink:actuate="onLoad">
            <text:p/>
          </draw:image>
        </draw:frame>
        <draw:frame draw:style-name="gr8" draw:text-style-name="P1" draw:layer="layout" svg:width="0.401cm" svg:height="0.349cm" svg:x="6.601cm" svg:y="1.5cm">
          <draw:image xlink:href="Pictures/200000010000014F00000124CDD19E6C.svm" xlink:type="simple" xlink:show="embed" xlink:actuate="onLoad">
            <text:p/>
          </draw:image>
        </draw:frame>
        <draw:frame draw:style-name="gr9" draw:text-style-name="P1" draw:layer="layout" svg:width="1.318cm" svg:height="0.36cm" svg:x="6.225cm" svg:y="4.072cm">
          <draw:image xlink:href="Pictures/200000010000044B0000012DE2267D9F.svm" xlink:type="simple" xlink:show="embed" xlink:actuate="onLoad">
            <text:p/>
          </draw:image>
        </draw:frame>
        <draw:frame draw:style-name="gr10" draw:text-style-name="P1" draw:layer="layout" svg:width="0.355cm" svg:height="0.253cm" svg:x="5.232cm" svg:y="1.604cm">
          <draw:image xlink:href="Pictures/2000000100000129000000D4A57FA253.svm" xlink:type="simple" xlink:show="embed" xlink:actuate="onLoad">
            <text:p/>
          </draw:image>
        </draw:frame>
        <draw:frame draw:style-name="gr11" draw:text-style-name="P1" draw:layer="layout" svg:width="0.299cm" svg:height="0.258cm" svg:x="5.273cm" svg:y="4.137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385cm" svg:height="0.36cm" svg:x="5.161cm" svg:y="4.927cm">
          <draw:image xlink:href="Pictures/20000001000001420000012DD37C37A7.svm" xlink:type="simple" xlink:show="embed" xlink:actuate="onLoad">
            <text:p/>
          </draw:image>
        </draw:frame>
        <draw:frame draw:style-name="gr13" draw:text-style-name="P1" xml:id="id2" draw:id="id2" draw:layer="layout" svg:width="2.214cm" svg:height="0.365cm" svg:x="1.519cm" svg:y="1.384cm">
          <draw:image xlink:href="Pictures/20000001000007360000013139338518.svm" xlink:type="simple" xlink:show="embed" xlink:actuate="onLoad">
            <text:p/>
          </draw:image>
          <draw:glue-point draw:id="4" svg:x="-4.015cm" svg:y="-2.849cm"/>
          <draw:glue-point draw:id="5" svg:x="4.385cm" svg:y="-4.356cm"/>
        </draw:frame>
        <draw:frame draw:style-name="gr10" draw:text-style-name="P1" draw:layer="layout" svg:width="0.355cm" svg:height="0.253cm" svg:x="0.919cm" svg:y="2.664cm">
          <draw:image xlink:href="Pictures/2000000100000129000000D4A57FA253.svm" xlink:type="simple" xlink:show="embed" xlink:actuate="onLoad">
            <text:p/>
          </draw:image>
        </draw:frame>
        <draw:frame draw:style-name="gr14" draw:text-style-name="P1" draw:layer="layout" svg:width="3.42cm" svg:height="0.415cm" svg:x="1.545cm" svg:y="1.881cm">
          <draw:image xlink:href="Pictures/2000000100000B230000015B12F01F43.svm" xlink:type="simple" xlink:show="embed" xlink:actuate="onLoad">
            <text:p/>
          </draw:image>
        </draw:frame>
        <draw:frame draw:style-name="gr15" draw:text-style-name="P1" draw:layer="layout" svg:width="0.39cm" svg:height="0.415cm" svg:x="3.742cm" svg:y="2.691cm">
          <draw:image xlink:href="Pictures/20000001000001460000015B25198CC8.svm" xlink:type="simple" xlink:show="embed" xlink:actuate="onLoad">
            <text:p/>
          </draw:image>
        </draw:frame>
        <draw:custom-shape draw:style-name="gr16" draw:text-style-name="P1" draw:layer="layout" svg:width="0.07cm" svg:height="0.07cm" svg:x="3.087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124cm" svg:y1="5.652cm" svg:x2="3.124cm" svg:y2="4.015cm">
          <text:p/>
        </draw:line>
        <draw:line draw:style-name="gr17" draw:text-style-name="P1" draw:layer="layout" svg:x1="2.904cm" svg:y1="4.012cm" svg:x2="3.324cm" svg:y2="4.012cm">
          <text:p/>
        </draw:line>
        <draw:line draw:style-name="gr18" draw:text-style-name="P1" xml:id="id5" draw:id="id5" draw:layer="layout" svg:x1="3.207cm" svg:y1="4.017cm" svg:x2="3.207cm" svg:y2="3.769cm">
          <text:p/>
        </draw:line>
        <draw:connector draw:style-name="gr19" draw:text-style-name="P1" draw:layer="layout" draw:type="curve" draw:line-skew="-0.394cm" svg:x1="3.207cm" svg:y1="3.893cm" svg:x2="3.392cm" svg:y2="3.623cm" draw:start-shape="id5" draw:start-glue-point="3" svg:d="m3207 3893c198 0 106-270 185-270">
          <text:p/>
        </draw:connector>
        <draw:frame draw:style-name="gr20" draw:text-style-name="P1" draw:layer="layout" svg:width="0.895cm" svg:height="0.277cm" svg:x="1.713cm" svg:y="4.94cm">
          <draw:image xlink:href="Pictures/20000001000004600000015B58D72767.svm" xlink:type="simple" xlink:show="embed" xlink:actuate="onLoad">
            <text:p/>
          </draw:image>
        </draw:frame>
        <draw:frame draw:style-name="gr21" draw:text-style-name="P1" draw:layer="layout" svg:width="0.257cm" svg:height="0.24cm" svg:x="1.455cm" svg:y="4.403cm">
          <draw:image xlink:href="Pictures/20000001000001420000012DD37C37A7.svm" xlink:type="simple" xlink:show="embed" xlink:actuate="onLoad">
            <text:p/>
          </draw:image>
        </draw:frame>
        <draw:frame draw:style-name="gr22" draw:text-style-name="P1" draw:layer="layout" svg:width="0.237cm" svg:height="0.169cm" svg:x="2.838cm" svg:y="4.408cm">
          <draw:image xlink:href="Pictures/2000000100000129000000D4A57FA253.svm" xlink:type="simple" xlink:show="embed" xlink:actuate="onLoad">
            <text:p/>
          </draw:image>
        </draw:frame>
        <draw:frame draw:style-name="gr23" draw:text-style-name="P1" draw:layer="layout" svg:width="0.895cm" svg:height="0.277cm" svg:x="3.379cm" svg:y="4.603cm">
          <draw:image xlink:href="Pictures/20000001000004600000015B9FD1FD4F.svm" xlink:type="simple" xlink:show="embed" xlink:actuate="onLoad">
            <text:p/>
          </draw:image>
        </draw:frame>
        <draw:frame draw:style-name="gr24" draw:text-style-name="P1" draw:layer="layout" svg:width="0.199cm" svg:height="0.172cm" svg:x="3.243cm" svg:y="3.365cm">
          <draw:image xlink:href="Pictures/20000001000000FA000000D8AB97C17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2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4T17:43:17</dc:date>
    <dc:creator>kkk </dc:creator>
    <meta:editing-duration>PT21M14S</meta:editing-duration>
    <meta:editing-cycles>5</meta:editing-cycles>
    <meta:generator>LibreOffice/3.3$Linux LibreOffice_project/330m19$Build-401</meta:generator>
    <meta:document-statistic meta:object-count="42"/>
  </office:meta>
</office:document-meta>
</file>

<file path=Object 13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4/content.xml><?xml version="1.0" encoding="utf-8"?>
<math xmlns="http://www.w3.org/1998/Math/MathML">
  <mrow/>
</math>
</file>